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under>
                <mo stretchy="false">∫</mo>
                <mi>V</mi>
              </munder>
              <msup>
                <mtext>d</mtext>
                <mn>3</mn>
              </msup>
            </mrow>
            <mi>r</mi>
            <mi mathvariant="italic">delta</mi>
            <mrow>
              <mo stretchy="false">(</mo>
              <mrow>
                <mrow>
                  <mstyle mathvariant="bold">
                    <mrow>
                      <mi>r</mi>
                    </mrow>
                  </mstyle>
                  <mo stretchy="false">−</mo>
                  <msub>
                    <mrow>
                      <mstyle mathvariant="bold">
                        <mrow>
                          <mi>r</mi>
                        </mrow>
                      </mstyle>
                    </mrow>
                    <mn>0</mn>
                  </msub>
                </mrow>
              </mrow>
              <mo stretchy="false">)</mo>
            </mrow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row>
              <mo stretchy="false">∫</mo>
              <mrow>
                <munder>
                  <mo stretchy="false">∫</mo>
                  <mi>V</mi>
                </munder>
                <mrow>
                  <mo stretchy="false">∫</mo>
                  <mtext>d</mtext>
                </mrow>
              </mrow>
            </mrow>
            <mi>u</mi>
            <mi/>
            <mtext>d</mtext>
            <mi>v</mi>
            <mi/>
            <mtext>d</mtext>
            <mi>w</mi>
            <mi/>
            <mfrac>
              <mrow>
                <mo stretchy="false">∂</mo>
                <mrow>
                  <mo stretchy="false">(</mo>
                  <mrow>
                    <mi>x</mi>
                    <mi>,</mi>
                    <mi>y</mi>
                    <mi>,</mi>
                    <mi>z</mi>
                  </mrow>
                  <mo stretchy="false">)</mo>
                </mrow>
              </mrow>
              <mrow>
                <mo stretchy="false">∂</mo>
                <mrow>
                  <mo stretchy="false">(</mo>
                  <mrow>
                    <mi>u</mi>
                    <mi>,</mi>
                    <mi>v</mi>
                    <mi>,</mi>
                    <mi>w</mi>
                  </mrow>
                  <mo stretchy="false">)</mo>
                </mrow>
              </mrow>
            </mfrac>
            <mo stretchy="false">γ</mo>
            <mrow>
              <mo stretchy="false">(</mo>
              <mrow>
                <mi>u</mi>
                <mi>,</mi>
                <mi>v</mi>
                <mi>,</mi>
                <mi>w</mi>
              </mrow>
              <mo stretchy="false">)</mo>
            </mrow>
            <mi/>
            <mo stretchy="false">δ</mo>
            <mrow>
              <mo stretchy="false">(</mo>
              <mrow>
                <mrow>
                  <mi>u</mi>
                  <mo stretchy="false">−</mo>
                  <msub>
                    <mi>u</mi>
                    <mn>0</mn>
                  </msub>
                </mrow>
              </mrow>
              <mo stretchy="false">)</mo>
            </mrow>
            <mrow>
              <mi/>
              <mo stretchy="false">⋅</mo>
              <mi/>
            </mrow>
          </mrow>
        </mtd>
      </mtr>
      <mtr>
        <mtd>
          <mrow>
            <mrow>
              <mi/>
              <mo stretchy="false">⋅</mo>
              <mi/>
            </mrow>
            <mo stretchy="false">δ</mo>
            <mrow>
              <mo stretchy="false">(</mo>
              <mrow>
                <mrow>
                  <mi>v</mi>
                  <mo stretchy="false">−</mo>
                  <msub>
                    <mi>v</mi>
                    <mn>0</mn>
                  </msub>
                </mrow>
              </mrow>
              <mo stretchy="false">)</mo>
            </mrow>
            <mrow>
              <mi/>
              <mo stretchy="false">⋅</mo>
              <mi/>
            </mrow>
            <mo stretchy="false">δ</mo>
            <mrow>
              <mo stretchy="false">(</mo>
              <mrow>
                <mrow>
                  <mi>w</mi>
                  <mo stretchy="false">−</mo>
                  <msub>
                    <mi>w</mi>
                    <mn>0</mn>
                  </msub>
                </mrow>
              </mrow>
              <mo stretchy="false">)</mo>
            </mrow>
            <mrow>
              <mi/>
              <mover>
                <mo stretchy="false">=</mo>
                <mtext>!</mtext>
              </mover>
              <mi/>
            </mrow>
            <mn>1</mn>
            <mi/>
            <mi>,</mi>
            <mi/>
            <mi mathvariant="italic">falls</mi>
            <mrow>
              <msub>
                <mrow>
                  <mstyle mathvariant="bold">
                    <mrow>
                      <mi>r</mi>
                    </mrow>
                  </mstyle>
                </mrow>
                <mn>0</mn>
              </msub>
              <mo stretchy="false">∈</mo>
              <mi>V</mi>
            </mrow>
          </mrow>
        </mtd>
      </mtr>
      <mtr>
        <mtd>
          <mrow>
            <mo stretchy="false">⇒</mo>
            <mi/>
            <mo stretchy="false">γ</mo>
            <mrow>
              <mi/>
              <mo stretchy="false">=</mo>
              <mi/>
            </mrow>
            <msup>
              <mfenced open="(" close=")">
                <mrow>
                  <msub>
                    <mrow>
                      <mrow>
                        <mfrac>
                          <mrow>
                            <mo stretchy="false">∂</mo>
                            <mrow>
                              <mo stretchy="false">(</mo>
                              <mrow>
                                <mi>x</mi>
                                <mi>,</mi>
                                <mi>y</mi>
                                <mi>,</mi>
                                <mi>z</mi>
                              </mrow>
                              <mo stretchy="false">)</mo>
                            </mrow>
                          </mrow>
                          <mrow>
                            <mo stretchy="false">∂</mo>
                            <mrow>
                              <mo stretchy="false">(</mo>
                              <mrow>
                                <mi>u</mi>
                                <mi>,</mi>
                                <mi>v</mi>
                                <mi>,</mi>
                                <mi>w</mi>
                              </mrow>
                              <mo stretchy="false">)</mo>
                            </mrow>
                          </mrow>
                        </mfrac>
                      </mrow>
                      <mo stretchy="true">∣</mo>
                    </mrow>
                    <mrow>
                      <msub>
                        <mrow>
                          <mstyle mathvariant="bold">
                            <mrow>
                              <mi>r</mi>
                            </mrow>
                          </mstyle>
                        </mrow>
                        <mrow>
                          <mn>0</mn>
                        </mrow>
                      </msub>
                    </mrow>
                  </msub>
                </mrow>
              </mfenced>
              <mrow>
                <mo stretchy="false">−</mo>
                <mn>1</mn>
              </mrow>
            </msup>
          </mrow>
        </mtd>
      </mtr>
    </mtable>
    <annotation encoding="StarMath 5.0">int from V "d" ^3 r delta (bold r - {bold r} _0) `=` newline
`=` int int from V int "d" u ` "d" v ` "d" w ` {partial(x,y,z)} over {partial(u,v,w)} %igamma (u,v,w) ` %delta (u-u_0) `cdot` newline
`cdot` %delta (v-v_0) `cdot` %delta (w-w_0) `= csup "!" ` 1 `,~ falls {bold r} _0 in V newline
drarrow ~ %igamma `=` left ( left none {partial(x,y,z)} over {partial(u,v,w)} right rline _{{bold r}_{0}} right ) ^-1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4:15:13.931000000</meta:creation-date>
    <meta:generator>LibreOffice/4.1.4.2$Windows_x86 LibreOffice_project/0a0440ccc0227ad9829de5f46be37cfb6edcf72</meta:generator>
  </office:meta>
</office:document-meta>
</file>